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548235" fo:font-weight="bold" style:font-weight-asian="bold" style:font-weight-complex="bold"/>
    </style:style>
    <style:style style:name="ce4" style:family="table-cell" style:parent-style-name="Default" style:data-style-name="N0">
      <style:text-properties style:text-line-through-style="solid"/>
    </style:style>
    <style:style style:name="ce5" style:family="table-cell" style:parent-style-name="Default" style:data-style-name="N0">
      <style:text-properties fo:color="#008000" fo:font-weight="bold" style:font-weight-asian="bold" style:font-weight-complex="bold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Reduce number of files being published</text:p>
          </table:table-cell>
          <table:table-cell office:value-type="string" table:style-name="ce1">
            <text:p>Investigate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x Umbraco sort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3">
            <text:p>Publish to live - Couri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er Detail</text:p>
          </table:table-cell>
          <table:table-cell office:value-type="string" table:style-name="ce1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Basic search across text field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Basic search U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vent – list sort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4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4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4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4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5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4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4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4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4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uncan Fisher</dc:creator>
    <meta:creation-date>2009-04-16T11:32:48Z</meta:creation-date>
    <dc:date>2016-10-22T14:24:00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